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Store Name</text:p>
          </table:table-cell>
          <table:table-cell table:style-name="ce2" office:value-type="string" calcext:value-type="string">
            <text:p>Amount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20" calcext:value-type="currency">
            <text:p>$20.0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5.7" calcext:value-type="currency">
            <text:p>$15.7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9.39" calcext:value-type="currency">
            <text:p>$19.39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21.1" calcext:value-type="currency">
            <text:p>$21.1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23.01" calcext:value-type="currency">
            <text:p>$23.01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8.92" calcext:value-type="currency">
            <text:p>$18.92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7.29" calcext:value-type="currency">
            <text:p>$7.29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5.95" calcext:value-type="currency">
            <text:p>$15.95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9.5" calcext:value-type="currency">
            <text:p>$9.5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7.1" calcext:value-type="currency">
            <text:p>$17.1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6.17" calcext:value-type="currency">
            <text:p>$16.17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5.9" calcext:value-type="currency">
            <text:p>$15.9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25" calcext:value-type="currency">
            <text:p>$25.00</text:p>
          </table:table-cell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currency" office:currency="USD" office:value="13.86" calcext:value-type="currency">
            <text:p>$13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e Surname</meta:initial-creator>
    <meta:creation-date>2018-08-05T18:25:41.020001483</meta:creation-date>
    <dc:date>2018-08-05T18:25:52.686008002</dc:date>
    <dc:creator>Name Surname</dc:creator>
    <meta:editing-duration>PT11S</meta:editing-duration>
    <meta:editing-cycles>1</meta:editing-cycles>
    <meta:document-statistic meta:table-count="1" meta:cell-count="30" meta:object-count="0"/>
    <meta:generator>LibreOfficeDev/6.2.0.0.alpha0$Linux_X86_64 LibreOffice_project/d0a481d09e696f6d5a2a0d40a9d5c48cfca559bf</meta:generator>
  </office:meta>
</office:document-meta>
</file>